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 Extra Bold" svg:font-family="'Cantarell Extra Bold'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DejaVu Sans"/>
    </style:style>
    <style:style style:name="P2" style:family="paragraph" style:parent-style-name="Standard">
      <style:text-properties style:font-name="DejaVu Sans" officeooo:paragraph-rsid="000839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se: 'https://www.my-typo3-website.com/'</text:p>
      <text:p text:style-name="P2">baseVariants: { <text:s/>}</text:p>
      <text:p text:style-name="P2">errorHandling:</text:p>
      <text:p text:style-name="P2"><text:s text:c="2"/>-</text:p>
      <text:p text:style-name="P2"><text:s text:c="4"/>errorCode: '404'</text:p>
      <text:p text:style-name="P2"><text:s text:c="4"/>errorHandler: Page</text:p>
      <text:p text:style-name="P2"><text:s text:c="4"/>errorContentSource: 't3://page?uid=1'</text:p>
      <text:p text:style-name="P2">languages:</text:p>
      <text:p text:style-name="P2"><text:s text:c="2"/>-</text:p>
      <text:p text:style-name="P2"><text:s text:c="4"/>title: Deutsch</text:p>
      <text:p text:style-name="P2"><text:s text:c="4"/>enabled: true</text:p>
      <text:p text:style-name="P2"><text:s text:c="4"/>base: /</text:p>
      <text:p text:style-name="P2"><text:s text:c="4"/>typo3Language: default</text:p>
      <text:p text:style-name="P2"><text:s text:c="4"/>locale: de_DE</text:p>
      <text:p text:style-name="P2"><text:s text:c="4"/>iso-639-1: de</text:p>
      <text:p text:style-name="P2"><text:s text:c="4"/>navigationTitle: ''</text:p>
      <text:p text:style-name="P2"><text:s text:c="4"/>hreflang: ''</text:p>
      <text:p text:style-name="P2"><text:s text:c="4"/>direction: ''</text:p>
      <text:p text:style-name="P2"><text:s text:c="4"/>flag: de</text:p>
      <text:p text:style-name="P2"><text:s text:c="4"/>languageId: '0'</text:p>
      <text:p text:style-name="P2">rootPageId: 1</text:p>
      <text:p text:style-name="P2">routeEnhancers:</text:p>
      <text:p text:style-name="P2"><text:s text:c="2"/>TtProduct:</text:p>
      <text:p text:style-name="P2"><text:s text:c="4"/>type: Plugin</text:p>
      <text:p text:style-name="P2"><text:s text:c="4"/>routePath: '/products/{product}'</text:p>
      <text:p text:style-name="P2"><text:s text:c="4"/>namespace: tt_products</text:p>
      <text:p text:style-name="P2"><text:s text:c="4"/>requirements:</text:p>
      <text:p text:style-name="P2"><text:s text:c="6"/>product: '[a-zA-Z0-9].*'</text:p>
      <text:p text:style-name="P2"><text:s text:c="4"/>aspects:</text:p>
      <text:p text:style-name="P2"><text:s text:c="6"/>product:</text:p>
      <text:p text:style-name="P2"><text:s text:c="8"/>type: PersistedAliasMapper</text:p>
      <text:p text:style-name="P2"><text:s text:c="8"/>tableName: tt_products</text:p>
      <text:p text:style-name="P2"><text:s text:c="8"/>routeFieldName: slug</text:p>
      <text:p text:style-name="P2"><text:s text:c="2"/>TtProductPagination:</text:p>
      <text:p text:style-name="P2"><text:s text:c="4"/>type: Plugin</text:p>
      <text:p text:style-name="P2"><text:s text:c="4"/>routePath: '/browse_products/{pp}'</text:p>
      <text:p text:style-name="P2"><text:s text:c="4"/>namespace: tt_products</text:p>
      <text:p text:style-name="P2"><text:s text:c="2"/>TtProductWithPagination:</text:p>
      <text:p text:style-name="P2"><text:s text:c="4"/>type: Plugin</text:p>
      <text:p text:style-name="P2"><text:s text:c="4"/>routePath: '/products/{product}/browse_products/{pp}'</text:p>
      <text:p text:style-name="P2"><text:s text:c="4"/>namespace: tt_products</text:p>
      <text:p text:style-name="P2"><text:s text:c="4"/>requirements:</text:p>
      <text:p text:style-name="P2"><text:s text:c="6"/>product: '[a-zA-Z0-9].*'</text:p>
      <text:p text:style-name="P2"><text:s text:c="6"/>pp: '[a-zA-Z0-9].*'</text:p>
      <text:p text:style-name="P2"><text:s text:c="4"/>aspects:</text:p>
      <text:p text:style-name="P2"><text:s text:c="6"/>product:</text:p>
      <text:p text:style-name="P2"><text:s text:c="8"/>type: PersistedAliasMapper</text:p>
      <text:p text:style-name="P2"><text:s text:c="8"/>tableName: tt_products</text:p>
      <text:p text:style-name="P2"><text:s text:c="8"/>routeFieldName: slug</text:p>
      <text:p text:style-name="P2"><text:s text:c="2"/>TtProductBackPid:</text:p>
      <text:p text:style-name="P2"><text:s text:c="4"/>type: Plugin</text:p>
      <text:p text:style-name="P2"><text:s text:c="4"/>routePath: '/backPID/{backPID}'</text:p>
      <text:p text:style-name="P2"><text:soft-page-break/><text:s text:c="4"/>namespace: tt_products</text:p>
      <text:p text:style-name="P2"><text:s text:c="4"/>requirements:</text:p>
      <text:p text:style-name="P2"><text:s text:c="6"/>backPID: '[a-zA-Z0-9].*'</text:p>
      <text:p text:style-name="P2"><text:s text:c="4"/>aspects:</text:p>
      <text:p text:style-name="P2"><text:s text:c="6"/>backPID:</text:p>
      <text:p text:style-name="P2"><text:s text:c="8"/>type: PersistedPatternMapper</text:p>
      <text:p text:style-name="P2"><text:s text:c="8"/>tableName: pages</text:p>
      <text:p text:style-name="P2"><text:s text:c="8"/>routeFieldPattern: '^(?P&lt;title&gt;.+)$'</text:p>
      <text:p text:style-name="P2"><text:s text:c="8"/>routeFieldResult: '{title}'</text:p>
      <text:p text:style-name="P2"><text:s text:c="2"/>TtProductSearchDetail:</text:p>
      <text:p text:style-name="P2"><text:s text:c="4"/>type: Plugin</text:p>
      <text:p text:style-name="P2"><text:s text:c="4"/>routePath: '/products/{product}/backPID/{backPID}/sword/{sword}'</text:p>
      <text:p text:style-name="P2"><text:s text:c="4"/>namespace: tt_products</text:p>
      <text:p text:style-name="P2"><text:s text:c="4"/>requirements:</text:p>
      <text:p text:style-name="P2"><text:s text:c="6"/>backPID: '[a-zA-Z0-9].*'</text:p>
      <text:p text:style-name="P2"><text:s text:c="6"/>product: '[a-zA-Z0-9].*'</text:p>
      <text:p text:style-name="P2"><text:s text:c="4"/>aspects:</text:p>
      <text:p text:style-name="P2"><text:s text:c="6"/>backPID:</text:p>
      <text:p text:style-name="P2"><text:s text:c="8"/>type: PersistedPatternMapper</text:p>
      <text:p text:style-name="P2"><text:s text:c="8"/>tableName: pages</text:p>
      <text:p text:style-name="P2"><text:s text:c="8"/>routeFieldPattern: '^(?P&lt;title&gt;.+)$'</text:p>
      <text:p text:style-name="P2"><text:s text:c="8"/>routeFieldResult: '{title}'</text:p>
      <text:p text:style-name="P2"><text:s text:c="6"/>product:</text:p>
      <text:p text:style-name="P2"><text:s text:c="8"/>type: PersistedAliasMapper</text:p>
      <text:p text:style-name="P2"><text:s text:c="8"/>tableName: tt_products</text:p>
      <text:p text:style-name="P2"><text:s text:c="8"/>routeFieldName: slug</text:p>
      <text:p text:style-name="P2">routes:</text:p>
      <text:p text:style-name="P2"><text:s text:c="2"/>-</text:p>
      <text:p text:style-name="P2"><text:s text:c="4"/>route: robots.txt</text:p>
      <text:p text:style-name="P2"><text:s text:c="4"/>type: staticText</text:p>
      <text:p text:style-name="P2"><text:s text:c="4"/>content: "User-agent: *\r\nDisallow: /typo3/\r\nDisallow: /typo3_src/\r\nAllow: /typo3/sysext/frontend/Resources/Public/*\r\nSitemap: https://www.my-typo3-website.com/sitemap.xml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 Extra Bold" svg:font-family="'Cantarell Extra Bold'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 Extra Bold" fo:font-size="12pt" fo:language="de" fo:country="DE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ntarell Extra Bold" fo:font-size="12pt" fo:language="de" fo:country="DE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ntarell Extra Bold" fo:font-family="'Cantarell Extra Bol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ntarell Extra Bold" fo:font-family="'Cantarell Extra Bol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 Extra Bold" fo:font-family="'Cantarell Extra Bold'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4:10:27.477600796</meta:creation-date>
    <dc:date>2020-06-19T18:56:29.363439838</dc:date>
    <meta:editing-duration>PT22M49S</meta:editing-duration>
    <meta:editing-cycles>3</meta:editing-cycles>
    <meta:generator>LibreOffice/6.2.8.2$Linux_X86_64 LibreOffice_project/20$Build-2</meta:generator>
    <meta:document-statistic meta:table-count="0" meta:image-count="0" meta:object-count="0" meta:page-count="2" meta:paragraph-count="83" meta:word-count="147" meta:character-count="2089" meta:non-whitespace-character-count="1646"/>
  </office:meta>
</office:document-meta>
</file>